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in"/>
    </style:style>
    <style:style style:name="co3" style:family="table-column">
      <style:table-column-properties fo:break-before="auto" style:column-width="1.364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Book ID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Genres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ice</text:p>
          </table:table-cell>
        </table:table-row>
        <table:table-row table:style-name="ro4">
          <table:table-cell office:value-type="float" office:value="2305">
            <text:p>2305</text:p>
          </table:table-cell>
          <table:table-cell office:value-type="string">
            <text:p>The Adventures of Sherlock Holmes</text:p>
          </table:table-cell>
          <table:table-cell office:value-type="string">
            <text:p>Arthur Conan Doyle</text:p>
          </table:table-cell>
          <table:table-cell office:value-type="string">
            <text:p>Mystery/Detective, Fiction and Literature, Audiobook, Short Story Collection, Banned Books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4">
          <table:table-cell office:value-type="float" office:value="31427">
            <text:p>31427</text:p>
          </table:table-cell>
          <table:table-cell office:value-type="string">
            <text:p>When Love Calls</text:p>
          </table:table-cell>
          <table:table-cell office:value-type="string">
            <text:p>Stanley J. Weyman</text:p>
          </table:table-cell>
          <table:table-cell office:value-type="string">
            <text:p>Romance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4">
          <table:table-cell office:value-type="float" office:value="7150">
            <text:p>7150</text:p>
          </table:table-cell>
          <table:table-cell office:value-type="string">
            <text:p>20,000 Leagues Under the Sea</text:p>
          </table:table-cell>
          <table:table-cell office:value-type="string">
            <text:p>Jules Verne</text:p>
          </table:table-cell>
          <table:table-cell office:value-type="string">
            <text:p>Adventure, Nautical, Science Fiction, Audiobook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4">
          <table:table-cell office:value-type="float" office:value="3986">
            <text:p>3986</text:p>
          </table:table-cell>
          <table:table-cell office:value-type="string">
            <text:p>Three Men in a Boat</text:p>
          </table:table-cell>
          <table:table-cell office:value-type="string">
            <text:p>Jerome K. Jerome</text:p>
          </table:table-cell>
          <table:table-cell office:value-type="string">
            <text:p>Satire, Humor, Fiction and Literature, Audiobook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4">
          <table:table-cell office:value-type="float" office:value="26251">
            <text:p>26251</text:p>
          </table:table-cell>
          <table:table-cell office:value-type="string">
            <text:p>The Bible in its Making</text:p>
          </table:table-cell>
          <table:table-cell office:value-type="string">
            <text:p>Mildred Duff</text:p>
          </table:table-cell>
          <table:table-cell office:value-type="string">
            <text:p>Religion, History, Audiobook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4">
          <table:table-cell office:value-type="float" office:value="6278">
            <text:p>6278</text:p>
          </table:table-cell>
          <table:table-cell office:value-type="string">
            <text:p>Hamlet</text:p>
          </table:table-cell>
          <table:table-cell office:value-type="string">
            <text:p>William Shakespeare</text:p>
          </table:table-cell>
          <table:table-cell office:value-type="string">
            <text:p>Drama, Poetry, Audiobook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4">
          <table:table-cell office:value-type="float" office:value="31422">
            <text:p>31422</text:p>
          </table:table-cell>
          <table:table-cell office:value-type="string">
            <text:p>Legends of Gods and Ghosts (Hawaiian Mythology)</text:p>
          </table:table-cell>
          <table:table-cell office:value-type="string">
            <text:p>W.D. Westervelt</text:p>
          </table:table-cell>
          <table:table-cell office:value-type="string">
            <text:p>Myth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4">
          <table:table-cell office:value-type="float" office:value="7088">
            <text:p>7088</text:p>
          </table:table-cell>
          <table:table-cell office:value-type="string">
            <text:p>The Art of War</text:p>
          </table:table-cell>
          <table:table-cell office:value-type="string">
            <text:p>Sun Tzu (Zi Sun)</text:p>
          </table:table-cell>
          <table:table-cell office:value-type="string">
            <text:p>Philosophy, History, War, Audiobook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4">
          <table:table-cell office:value-type="float" office:value="2278">
            <text:p>2278</text:p>
          </table:table-cell>
          <table:table-cell office:value-type="string">
            <text:p>The Adventure of the Bruce-Partington Plans</text:p>
          </table:table-cell>
          <table:table-cell office:value-type="string">
            <text:p>Arthur Conan Doyle</text:p>
          </table:table-cell>
          <table:table-cell office:value-type="string">
            <text:p>Adventure, Mystery/Detective, Short Story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4">
          <table:table-cell office:value-type="float" office:value="12488">
            <text:p>12488</text:p>
          </table:table-cell>
          <table:table-cell office:value-type="string">
            <text:p>By-Ways of Bombay</text:p>
          </table:table-cell>
          <table:table-cell office:value-type="string">
            <text:p>S. M. Edwardes</text:p>
          </table:table-cell>
          <table:table-cell office:value-type="string">
            <text:p>Non-fiction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4">
          <table:table-cell office:value-type="float" office:value="9763">
            <text:p>9763</text:p>
          </table:table-cell>
          <table:table-cell office:value-type="string">
            <text:p>The Canterville Ghost</text:p>
          </table:table-cell>
          <table:table-cell office:value-type="string">
            <text:p>Oscar Wilde</text:p>
          </table:table-cell>
          <table:table-cell office:value-type="string">
            <text:p>Humor, Fiction and Literature, Ghost Stories, Audiobook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4">
          <table:table-cell office:value-type="float" office:value="699">
            <text:p>699</text:p>
          </table:table-cell>
          <table:table-cell office:value-type="string">
            <text:p>Pride and Prejudice</text:p>
          </table:table-cell>
          <table:table-cell office:value-type="string">
            <text:p>Jane Austen</text:p>
          </table:table-cell>
          <table:table-cell office:value-type="string">
            <text:p>Fiction and Literature, Harvard Classics, Audiobook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4">
          <table:table-cell office:value-type="float" office:value="2310">
            <text:p>2310</text:p>
          </table:table-cell>
          <table:table-cell office:value-type="string">
            <text:p>A Study In Scarlet</text:p>
          </table:table-cell>
          <table:table-cell office:value-type="string">
            <text:p>Arthur Conan Doyle</text:p>
          </table:table-cell>
          <table:table-cell office:value-type="string">
            <text:p>Mystery/Detective, Audiobook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4215">
            <text:p>4215</text:p>
          </table:table-cell>
          <table:table-cell office:value-type="string">
            <text:p>The Arabian Nights</text:p>
          </table:table-cell>
          <table:table-cell office:value-type="string">
            <text:p>Andrew Lang</text:p>
          </table:table-cell>
          <table:table-cell office:value-type="string">
            <text:p>Fantasy, Banned Books, Fiction and Literature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4">
          <table:table-cell office:value-type="float" office:value="4956">
            <text:p>4956</text:p>
          </table:table-cell>
          <table:table-cell office:value-type="string">
            <text:p>Paradise Lost</text:p>
          </table:table-cell>
          <table:table-cell office:value-type="string">
            <text:p>John Milton</text:p>
          </table:table-cell>
          <table:table-cell office:value-type="string">
            <text:p>Poetry, Audiobook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4">
          <table:table-cell office:value-type="float" office:value="6694">
            <text:p>6694</text:p>
          </table:table-cell>
          <table:table-cell office:value-type="string">
            <text:p>Dracula</text:p>
          </table:table-cell>
          <table:table-cell office:value-type="string">
            <text:p>Bram Stoker</text:p>
          </table:table-cell>
          <table:table-cell office:value-type="string">
            <text:p>Horror, Gothic, Fiction and Literature, Audiobook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8312">
            <text:p>18312</text:p>
          </table:table-cell>
          <table:table-cell office:value-type="string">
            <text:p>Think and Grow Rich!</text:p>
          </table:table-cell>
          <table:table-cell office:value-type="string">
            <text:p>Napoleon Hill</text:p>
          </table:table-cell>
          <table:table-cell office:value-type="string">
            <text:p>Instructional, Business, Post-193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4">
          <table:table-cell office:value-type="float" office:value="2037">
            <text:p>2037</text:p>
          </table:table-cell>
          <table:table-cell office:value-type="string">
            <text:p>On the Origin of Species</text:p>
          </table:table-cell>
          <table:table-cell office:value-type="string">
            <text:p>Charles Darwin</text:p>
          </table:table-cell>
          <table:table-cell office:value-type="string">
            <text:p>Science, Audiobook, Non-fiction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4">
          <table:table-cell office:value-type="float" office:value="2179">
            <text:p>2179</text:p>
          </table:table-cell>
          <table:table-cell office:value-type="string">
            <text:p>Hard Times</text:p>
          </table:table-cell>
          <table:table-cell office:value-type="string">
            <text:p>Charles Dickens</text:p>
          </table:table-cell>
          <table:table-cell office:value-type="string">
            <text:p>Fiction and Literature, Audiobook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4">
          <table:table-cell office:value-type="float" office:value="2604">
            <text:p>2604</text:p>
          </table:table-cell>
          <table:table-cell office:value-type="string">
            <text:p>The Beautiful and the Damned</text:p>
          </table:table-cell>
          <table:table-cell office:value-type="string">
            <text:p>F. Scott Fitzgerald</text:p>
          </table:table-cell>
          <table:table-cell office:value-type="string">
            <text:p>Fiction and Literature, Audiobook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2" table:number-rows-repeated="104855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5:19:22</meta:creation-date>
    <dc:date>2012-08-05T16:44:55</dc:date>
    <meta:editing-duration>PT33M58S</meta:editing-duration>
    <meta:editing-cycles>2</meta:editing-cycles>
    <meta:generator>LibreOffice/3.5$Linux_x86 LibreOffice_project/350m1$Build-2</meta:generator>
    <meta:document-statistic meta:table-count="3" meta:cell-count="126" meta:object-count="0"/>
  </office:meta>
</office:document-meta>
</file>